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3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ed_20__28_var_29_" svg:stroke-width="0.035cm" svg:stroke-color="#999999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7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dash" draw:stroke-dash="Ultrafine_20_Dashed" svg:stroke-width="0.106cm" svg:stroke-color="#000000" draw:marker-start-width="0.359cm" draw:marker-end-width="0.359cm" svg:stroke-opacity="5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4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8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24pt" style:font-size-complex="24pt"/>
    </style:style>
    <style:style style:name="P9" style:family="paragraph">
      <style:text-properties fo:color="#999999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999999" fo:font-size="18pt" style:font-size-asian="18pt" style:font-size-complex="18pt"/>
    </style:style>
    <style:style style:name="P11" style:family="paragraph">
      <loext:graphic-properties draw:fill-color="#999999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font-size-asian="24pt" style:font-size-complex="24pt"/>
    </style:style>
    <style:style style:name="T4" style:family="text">
      <style:text-properties fo:color="#999999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85cm" svg:y1="11.234cm" svg:x2="4.818cm" svg:y2="9.031cm">
          <text:p/>
        </draw:line>
        <draw:frame draw:style-name="gr2" draw:text-style-name="P2" draw:layer="layout" svg:width="1.162cm" svg:height="1.204cm" svg:x="3.524cm" svg:y="9.859cm">
          <draw:text-box>
            <text:p><text:span text:style-name="T1">O</text:span></text:p>
          </draw:text-box>
        </draw:frame>
        <draw:line draw:style-name="gr3" draw:text-style-name="P1" draw:layer="layout" svg:x1="4.825cm" svg:y1="11.206cm" svg:x2="28.7cm" svg:y2="17.771cm">
          <text:p/>
        </draw:line>
        <draw:line draw:style-name="gr3" draw:text-style-name="P1" draw:layer="layout" svg:x1="4.825cm" svg:y1="11.144cm" svg:x2="16.427cm" svg:y2="1.19cm">
          <text:p/>
        </draw:line>
        <draw:line draw:style-name="gr3" draw:text-style-name="P1" draw:layer="layout" svg:x1="4.763cm" svg:y1="11.237cm" svg:x2="26.364cm" svg:y2="20cm">
          <text:p/>
        </draw:line>
        <draw:line draw:style-name="gr4" draw:text-style-name="P1" draw:layer="layout" svg:x1="13.732cm" svg:y1="3.519cm" svg:x2="27.596cm" svg:y2="6.111cm">
          <text:p/>
        </draw:line>
        <draw:line draw:style-name="gr4" draw:text-style-name="P1" draw:layer="layout" svg:x1="8.009cm" svg:y1="8.383cm" svg:x2="13.134cm" svg:y2="9.355cm">
          <text:p/>
        </draw:line>
        <draw:line draw:style-name="gr4" draw:text-style-name="P1" draw:layer="layout" svg:x1="13.773cm" svg:y1="14.905cm" svg:x2="27.678cm" svg:y2="17.521cm">
          <text:p/>
        </draw:line>
        <draw:line draw:style-name="gr4" draw:text-style-name="P1" draw:layer="layout" svg:x1="13.732cm" svg:y1="3.466cm" svg:x2="13.758cm" svg:y2="14.949cm">
          <text:p/>
        </draw:line>
        <draw:line draw:style-name="gr4" draw:text-style-name="P1" draw:layer="layout" svg:x1="27.623cm" svg:y1="6.086cm" svg:x2="27.676cm" svg:y2="17.568cm">
          <text:p/>
        </draw:line>
        <draw:line draw:style-name="gr5" draw:text-style-name="P1" draw:layer="Layer4" svg:x1="10.9cm" svg:y1="11.3cm" svg:x2="14.9cm" svg:y2="11.4cm">
          <text:p/>
        </draw:line>
        <draw:line draw:style-name="gr4" draw:text-style-name="P1" draw:layer="layout" svg:x1="8.032cm" svg:y1="8.359cm" svg:x2="8.058cm" svg:y2="12.58cm">
          <text:p/>
        </draw:line>
        <draw:line draw:style-name="gr4" draw:text-style-name="P1" draw:layer="layout" svg:x1="8.07cm" svg:y1="12.544cm" svg:x2="13.266cm" svg:y2="13.506cm">
          <text:p/>
        </draw:line>
        <draw:g>
          <draw:custom-shape draw:style-name="gr6" draw:text-style-name="P3" draw:layer="layout" svg:width="5.236cm" svg:height="5.036cm" draw:transform="skewX (0.185877565337396) rotate (1.57341432067289) translate (14.902cm 10.3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5.235cm" svg:height="5.036cm" draw:transform="skewX (0.186052098262596) rotate (1.57358885359809) translate (14.903cm 10.3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5.235cm" svg:height="5.033cm" draw:transform="skewX (0.186226631187795) rotate (1.57358885359809) translate (17.504cm 13.398cm)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1" draw:layer="layout" svg:width="6.583cm" svg:height="6.154cm" draw:transform="skewX (0.0808087443673375) rotate (-2.23873383153313) translate (24.9089709116763cm 11.3217809413951cm)" svg:viewBox="0 0 6584 6155" draw:points="4665,6155 6584,4528 3846,0 0,3241 1412,5580">
            <text:p/>
          </draw:polyline>
          <draw:custom-shape draw:style-name="gr10" draw:text-style-name="P4" draw:layer="layout" svg:width="5.235cm" svg:height="5.036cm" draw:transform="skewX (0.186052098262596) rotate (1.57358885359809) translate (14.903cm 10.3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layout" svg:x1="11.042cm" svg:y1="11.5cm" svg:x2="20.602cm" svg:y2="12.029cm">
          <text:p/>
        </draw:line>
        <draw:line draw:style-name="gr4" draw:text-style-name="P1" draw:layer="layout" svg:x1="13.153cm" svg:y1="9.344cm" svg:x2="13.24cm" svg:y2="13.483cm">
          <text:p/>
        </draw:line>
        <draw:g>
          <draw:custom-shape draw:style-name="gr6" draw:text-style-name="P3" draw:layer="layout" svg:width="1.611cm" svg:height="1.54cm" draw:transform="skewX (0.17226399717184) rotate (1.57341432067289) translate (9.376cm 11.0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611cm" svg:height="1.54cm" draw:transform="skewX (0.172962128872638) rotate (1.57341432067289) translate (9.377cm 11.0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611cm" svg:height="1.539cm" draw:transform="skewX (0.173660260573436) rotate (1.57341432067289) translate (10.172cm 11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9" draw:text-style-name="P1" draw:layer="layout" svg:width="2.034cm" svg:height="1.872cm" draw:transform="skewX (0.0832522053201295) rotate (-2.23070531697395) translate (12.4370299829574cm 11.3226086221164cm)" svg:viewBox="0 0 2035 1873" draw:points="1442,1873 2035,1378 1189,0 0,987 436,1698">
            <text:p/>
          </draw:polyline>
          <draw:custom-shape draw:style-name="gr10" draw:text-style-name="P4" draw:layer="layout" svg:width="1.611cm" svg:height="1.54cm" draw:transform="skewX (0.172962128872638) rotate (1.57341432067289) translate (9.377cm 11.0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4.8cm" svg:y1="11.2cm" svg:x2="10.6cm" svg:y2="11.3cm">
          <text:p/>
        </draw:line>
        <draw:line draw:style-name="gr3" draw:text-style-name="P1" draw:layer="layout" svg:x1="4.887cm" svg:y1="11.206cm" svg:x2="28.7cm" svg:y2="5.865cm">
          <text:p/>
        </draw:line>
        <draw:custom-shape draw:style-name="gr12" draw:text-style-name="P5" draw:layer="layout" svg:width="0.503cm" svg:height="0.5cm" draw:transform="rotate (1.57358885359809) translate (20.344cm 12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74cm" svg:height="0.259cm" draw:transform="rotate (1.57358885359809) translate (10.871cm 11.6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.888cm" svg:y1="11.206cm" svg:x2="10.936cm" svg:y2="11.5cm">
          <text:p/>
        </draw:line>
        <draw:custom-shape draw:style-name="gr13" draw:text-style-name="P6" draw:layer="layout" svg:width="0.503cm" svg:height="0.5cm" draw:transform="rotate (1.57358885359809) translate (4.54cm 11.4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4.826cm" svg:y1="11.211cm" svg:x2="6.928cm" svg:y2="11.325cm">
          <text:p/>
        </draw:line>
        <draw:frame draw:style-name="gr15" draw:text-style-name="P7" draw:layer="layout" svg:width="2.191cm" svg:height="0.962cm" svg:x="5.861cm" svg:y="7.447cm">
          <draw:text-box>
            <text:p><text:span text:style-name="T2">zNear</text:span></text:p>
          </draw:text-box>
        </draw:frame>
        <draw:frame draw:style-name="gr16" draw:text-style-name="P7" draw:layer="layout" svg:width="1.772cm" svg:height="0.962cm" svg:x="11.957cm" svg:y="2.515cm">
          <draw:text-box>
            <text:p><text:span text:style-name="T2">zFar</text:span></text:p>
          </draw:text-box>
        </draw:frame>
        <draw:frame draw:style-name="gr17" draw:text-style-name="P8" draw:layer="layout" svg:width="1.349cm" svg:height="0.962cm" svg:x="5.141cm" svg:y="12.278cm">
          <draw:text-box>
            <text:p><text:span text:style-name="T3">fov</text:span></text:p>
          </draw:text-box>
        </draw:frame>
        <draw:frame draw:style-name="gr2" draw:text-style-name="P10" draw:layer="layout" svg:width="1.522cm" svg:height="1.204cm" svg:x="3.2cm" svg:y="11.3cm">
          <draw:text-box>
            <text:p text:style-name="P9"><text:span text:style-name="T4">eye</text:span></text:p>
          </draw:text-box>
        </draw:frame>
        <draw:frame draw:style-name="gr2" draw:text-style-name="P10" draw:layer="layout" svg:width="1.205cm" svg:height="1.204cm" svg:x="3.5cm" svg:y="8.196cm">
          <draw:text-box>
            <text:p text:style-name="P9"><text:span text:style-name="T4">up</text:span></text:p>
          </draw:text-box>
        </draw:frame>
        <draw:custom-shape draw:style-name="gr18" draw:text-style-name="P11" draw:layer="layout" svg:width="0.503cm" svg:height="0.5cm" draw:transform="rotate (1.57358885359809) translate (14.7cm 11.6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0" draw:layer="Layer4" svg:width="2.263cm" svg:height="1.204cm" svg:x="14.837cm" svg:y="10.396cm">
          <draw:text-box>
            <text:p text:style-name="P9"><text:span text:style-name="T4">ce</text:span><text:span text:style-name="T4">nt</text:span><text:span text:style-name="T4">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8:54:12.767618712</meta:creation-date>
    <dc:date>2017-03-23T00:52:19.274604160</dc:date>
    <meta:editing-duration>PT48M23S</meta:editing-duration>
    <meta:editing-cycles>27</meta:editing-cycles>
    <meta:generator>LibreOffice/5.2.2.2$Linux_X86_64 LibreOffice_project/20m0$Build-2</meta:generator>
    <meta:document-statistic meta:object-count="41"/>
  </office:meta>
</office:document-meta>
</file>